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37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30-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10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12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&gt;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&gt;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<text:s/>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gt;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de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de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9"/>
              <table:table-cell table:style-name="ce33" table:number-columns-repeated="3"/>
              <table:table-cell table:style-name="ce48" table:number-columns-repeated="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3:07:33.911791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7T13:10:59.187599418</dc:date>
    <meta:print-date>2005-07-25T11:10:23</meta:print-date>
    <dc:language>en-US</dc:language>
    <meta:editing-cycles>165</meta:editing-cycles>
    <meta:editing-duration>PT7H43M51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